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user" style:master-page-name="MP0" style:family="paragraph">
      <style:paragraph-properties fo:break-before="page" fo:text-align="center"/>
    </style:style>
    <style:style style:name="P2" style:parent-style-name="Standarduser" style:family="paragraph">
      <style:paragraph-properties fo:text-align="center"/>
    </style:style>
    <style:style style:name="P3" style:parent-style-name="Standarduser" style:family="paragraph">
      <style:paragraph-properties fo:text-align="center"/>
    </style:style>
    <style:style style:name="P4" style:parent-style-name="Standarduser" style:family="paragraph">
      <style:paragraph-properties fo:text-align="center"/>
    </style:style>
    <style:style style:name="P5" style:parent-style-name="Standarduser" style:family="paragraph">
      <style:paragraph-properties fo:text-align="center"/>
    </style:style>
    <style:style style:name="P6" style:parent-style-name="Standarduser" style:family="paragraph">
      <style:paragraph-properties fo:text-align="center"/>
    </style:style>
    <style:style style:name="P7" style:parent-style-name="Standarduser" style:family="paragraph">
      <style:paragraph-properties fo:text-align="center"/>
    </style:style>
    <style:style style:name="P8" style:parent-style-name="Standarduser" style:family="paragraph">
      <style:paragraph-properties fo:text-align="center"/>
      <style:text-properties fo:font-weight="bold" style:font-weight-asian="bold" style:font-weight-complex="bold" fo:font-size="42pt" style:font-size-asian="42pt" style:font-size-complex="42pt"/>
    </style:style>
    <style:style style:name="P9" style:parent-style-name="Standarduser" style:family="paragraph">
      <style:paragraph-properties fo:text-align="center"/>
    </style:style>
    <style:style style:name="P10" style:parent-style-name="Standarduser" style:family="paragraph">
      <style:paragraph-properties fo:text-align="center"/>
    </style:style>
    <style:style style:name="T11" style:parent-style-name="Absatz-Standardschriftart" style:family="text">
      <style:text-properties fo:font-weight="bold" style:font-weight-asian="bold" style:font-weight-complex="bold" fo:font-size="20pt" style:font-size-asian="20pt"/>
    </style:style>
    <style:style style:name="P12" style:parent-style-name="Standarduser" style:family="paragraph">
      <style:paragraph-properties fo:text-align="center"/>
    </style:style>
    <style:style style:name="T13" style:parent-style-name="Absatz-Standardschriftart" style:family="text">
      <style:text-properties fo:font-size="20pt" style:font-size-asian="20pt"/>
    </style:style>
    <style:style style:name="P14" style:parent-style-name="Standarduser" style:family="paragraph">
      <style:paragraph-properties fo:text-align="center"/>
    </style:style>
    <style:style style:name="P15" style:parent-style-name="Standarduser" style:family="paragraph">
      <style:paragraph-properties fo:text-align="center"/>
    </style:style>
    <style:style style:name="T16" style:parent-style-name="Absatz-Standardschriftart" style:family="text">
      <style:text-properties fo:font-weight="bold" style:font-weight-asian="bold" style:font-weight-complex="bold" fo:font-size="20pt" style:font-size-asian="20pt"/>
    </style:style>
    <style:style style:name="T17" style:parent-style-name="Absatz-Standardschriftart" style:family="text">
      <style:text-properties fo:font-size="20pt" style:font-size-asian="20pt"/>
    </style:style>
    <style:style style:name="P18" style:parent-style-name="Standarduser" style:family="paragraph">
      <style:paragraph-properties fo:text-align="center"/>
    </style:style>
    <style:style style:name="T19" style:parent-style-name="Absatz-Standardschriftart" style:family="text">
      <style:text-properties fo:font-size="20pt" style:font-size-asian="20pt"/>
    </style:style>
    <style:style style:name="P20" style:parent-style-name="Standarduser" style:family="paragraph">
      <style:paragraph-properties fo:text-align="center"/>
    </style:style>
    <style:style style:name="T21" style:parent-style-name="Absatz-Standardschriftart" style:family="text">
      <style:text-properties fo:font-size="20pt" style:font-size-asian="20pt"/>
    </style:style>
    <style:style style:name="P22" style:parent-style-name="Standarduser" style:family="paragraph">
      <style:paragraph-properties fo:text-align="center"/>
    </style:style>
    <style:style style:name="P23" style:parent-style-name="Standarduser" style:family="paragraph">
      <style:paragraph-properties fo:text-align="center"/>
    </style:style>
    <style:style style:name="T24" style:parent-style-name="Absatz-Standardschriftart" style:family="text">
      <style:text-properties fo:font-weight="bold" style:font-weight-asian="bold" style:font-weight-complex="bold" fo:font-size="20pt" style:font-size-asian="20pt"/>
    </style:style>
    <style:style style:name="P25" style:parent-style-name="Standarduser" style:family="paragraph">
      <style:paragraph-properties fo:text-align="center"/>
    </style:style>
    <style:style style:name="T26" style:parent-style-name="Absatz-Standardschriftart" style:family="text">
      <style:text-properties fo:font-size="20pt" style:font-size-asian="20pt"/>
    </style:style>
    <style:style style:name="P27" style:parent-style-name="Standarduser" style:family="paragraph">
      <style:paragraph-properties fo:break-before="page"/>
    </style:style>
    <style:style style:name="T28" style:parent-style-name="Absatz-Standardschriftart" style:family="text">
      <style:text-properties fo:font-size="20pt" style:font-size-asian="20pt"/>
    </style:style>
    <style:style style:name="T29" style:parent-style-name="Absatz-Standardschriftart" style:family="text">
      <style:text-properties fo:font-size="16pt" style:font-size-asian="16pt"/>
    </style:style>
    <style:style style:name="T30" style:parent-style-name="Absatz-Standardschriftart" style:family="text">
      <style:text-properties fo:font-size="16pt" style:font-size-asian="16pt"/>
    </style:style>
    <style:style style:name="T31" style:parent-style-name="Absatz-Standardschriftart" style:family="text">
      <style:text-properties fo:font-size="16pt" style:font-size-asian="16pt"/>
    </style:style>
    <style:style style:name="T32" style:parent-style-name="Absatz-Standardschriftart" style:family="text">
      <style:text-properties fo:language="en" fo:country="US"/>
    </style:style>
    <style:style style:name="T33" style:parent-style-name="Absatz-Standardschriftart" style:family="text">
      <style:text-properties fo:language="en" fo:country="US"/>
    </style:style>
    <style:style style:name="T34" style:parent-style-name="Absatz-Standardschriftart" style:family="text">
      <style:text-properties fo:language="en" fo:country="US"/>
    </style:style>
    <style:style style:name="T35" style:parent-style-name="Absatz-Standardschriftart" style:family="text">
      <style:text-properties fo:language="en" fo:country="US"/>
    </style:style>
    <style:style style:name="P36" style:parent-style-name="Standarduser" style:family="paragraph">
      <style:text-properties fo:language="en" fo:country="US"/>
    </style:style>
    <style:style style:name="P37" style:parent-style-name="Standarduser" style:family="paragraph">
      <style:paragraph-properties fo:background-color="#FFFFFF"/>
    </style:style>
    <style:style style:name="T38" style:parent-style-name="Absatz-Standardschriftart" style:family="text">
      <style:text-properties fo:color="#000000" fo:font-size="16pt" style:font-size-asian="16pt" fo:background-color="#FFFFFF" fo:language="en" fo:country="US"/>
    </style:style>
    <style:style style:name="T39" style:parent-style-name="Absatz-Standardschriftart" style:family="text">
      <style:text-properties fo:color="#000000" fo:font-size="16pt" style:font-size-asian="16pt" fo:background-color="#FFFFFF" fo:language="en" fo:country="US"/>
    </style:style>
    <style:style style:name="T40" style:parent-style-name="Absatz-Standardschriftart" style:family="text">
      <style:text-properties fo:color="#000000" fo:font-size="16pt" style:font-size-asian="16pt" fo:background-color="#FFFFFF" fo:language="en" fo:country="US"/>
    </style:style>
    <style:style style:name="P41" style:parent-style-name="Standarduser" style:family="paragraph">
      <style:paragraph-properties fo:background-color="#FFFFFF"/>
    </style:style>
    <style:style style:name="T42" style:parent-style-name="Absatz-Standardschriftart" style:family="text">
      <style:text-properties fo:color="#000000" fo:background-color="#FFFFFF" fo:language="en" fo:country="US"/>
    </style:style>
    <style:style style:name="P43" style:parent-style-name="Standarduser" style:family="paragraph">
      <style:paragraph-properties fo:background-color="#FFFFFF"/>
    </style:style>
    <style:style style:name="T44" style:parent-style-name="Absatz-Standardschriftart" style:family="text">
      <style:text-properties fo:color="#000000" fo:background-color="#FFFFFF" fo:language="en" fo:country="US"/>
    </style:style>
    <style:style style:name="P45" style:parent-style-name="Standarduser" style:family="paragraph">
      <style:paragraph-properties fo:background-color="#FFFFFF"/>
    </style:style>
    <style:style style:name="T46" style:parent-style-name="Absatz-Standardschriftart" style:family="text">
      <style:text-properties fo:color="#000000" fo:background-color="#FFFFFF" fo:language="en" fo:country="US"/>
    </style:style>
    <style:style style:name="P47" style:parent-style-name="Standarduser" style:family="paragraph">
      <style:paragraph-properties fo:background-color="#FFFFFF"/>
    </style:style>
    <style:style style:name="T48" style:parent-style-name="Absatz-Standardschriftart" style:family="text">
      <style:text-properties fo:color="#000000" fo:background-color="#FFFFFF" fo:language="en" fo:country="US"/>
    </style:style>
    <style:style style:name="T49" style:parent-style-name="Absatz-Standardschriftart" style:family="text">
      <style:text-properties fo:color="#000000" fo:background-color="#FFFFFF" fo:language="en" fo:country="US"/>
    </style:style>
    <style:style style:name="T50" style:parent-style-name="Absatz-Standardschriftart" style:family="text">
      <style:text-properties fo:color="#000000" fo:background-color="#FFFFFF" fo:language="en" fo:country="US"/>
    </style:style>
    <style:style style:name="T51" style:parent-style-name="Absatz-Standardschriftart" style:family="text">
      <style:text-properties fo:color="#000000" fo:background-color="#FFFFFF" fo:language="en" fo:country="US"/>
    </style:style>
    <style:style style:name="T52" style:parent-style-name="Absatz-Standardschriftart" style:family="text">
      <style:text-properties fo:color="#000000" fo:background-color="#FFFFFF" fo:language="en" fo:country="US"/>
    </style:style>
    <style:style style:name="P53" style:parent-style-name="Standarduser" style:family="paragraph">
      <style:paragraph-properties fo:background-color="#FFFFFF"/>
    </style:style>
    <style:style style:name="T54" style:parent-style-name="Absatz-Standardschriftart" style:family="text">
      <style:text-properties fo:color="#000000" fo:background-color="#FFFFFF" fo:language="en" fo:country="US"/>
    </style:style>
    <style:style style:name="P55" style:parent-style-name="Standarduser" style:family="paragraph">
      <style:paragraph-properties fo:background-color="#FFFFFF"/>
    </style:style>
    <style:style style:name="T56" style:parent-style-name="Absatz-Standardschriftart" style:family="text">
      <style:text-properties fo:color="#000000" fo:background-color="#FFFFFF" fo:language="en" fo:country="US"/>
    </style:style>
    <style:style style:name="P57" style:parent-style-name="Standarduser" style:family="paragraph">
      <style:paragraph-properties fo:background-color="#FFFFFF"/>
    </style:style>
    <style:style style:name="T58" style:parent-style-name="Absatz-Standardschriftart" style:family="text">
      <style:text-properties fo:color="#000000" fo:background-color="#FFFFFF" fo:language="en" fo:country="US"/>
    </style:style>
    <style:style style:name="P59" style:parent-style-name="Standarduser" style:family="paragraph">
      <style:paragraph-properties fo:background-color="#FFFFFF"/>
    </style:style>
    <style:style style:name="T60" style:parent-style-name="Absatz-Standardschriftart" style:family="text">
      <style:text-properties fo:color="#000000" fo:background-color="#FFFFFF" fo:language="en" fo:country="US"/>
    </style:style>
    <style:style style:name="P61" style:parent-style-name="Standarduser" style:family="paragraph">
      <style:paragraph-properties fo:background-color="#FFFFFF"/>
    </style:style>
    <style:style style:name="T62" style:parent-style-name="Absatz-Standardschriftart" style:family="text">
      <style:text-properties fo:color="#000000" fo:background-color="#FFFFFF" fo:language="en" fo:country="US"/>
    </style:style>
    <style:style style:name="P63" style:parent-style-name="Standarduser" style:family="paragraph">
      <style:paragraph-properties fo:background-color="#FFFFFF"/>
    </style:style>
    <style:style style:name="T64" style:parent-style-name="Absatz-Standardschriftart" style:family="text">
      <style:text-properties fo:color="#000000" fo:background-color="#FFFFFF" fo:language="en" fo:country="US"/>
    </style:style>
    <style:style style:name="P65" style:parent-style-name="Standarduser" style:family="paragraph">
      <style:paragraph-properties fo:background-color="#FFFFFF"/>
      <style:text-properties fo:language="en" fo:country="US"/>
    </style:style>
    <style:style style:name="P66" style:parent-style-name="Standarduser" style:family="paragraph">
      <style:paragraph-properties fo:background-color="#FFFFFF"/>
    </style:style>
    <style:style style:name="T67" style:parent-style-name="Absatz-Standardschriftart" style:family="text">
      <style:text-properties fo:color="#000000" fo:font-size="16pt" style:font-size-asian="16pt" fo:background-color="#FFFFFF" fo:language="en" fo:country="US"/>
    </style:style>
    <style:style style:name="P68" style:parent-style-name="Standarduser" style:family="paragraph">
      <style:paragraph-properties fo:background-color="#FFFFFF"/>
    </style:style>
    <style:style style:name="T69" style:parent-style-name="Absatz-Standardschriftart" style:family="text">
      <style:text-properties fo:color="#000000" fo:background-color="#FFFFFF"/>
    </style:style>
    <style:style style:name="T70" style:parent-style-name="Absatz-Standardschriftart" style:family="text">
      <style:text-properties fo:color="#000000" fo:background-color="#FFFFFF"/>
    </style:style>
    <style:style style:name="T71" style:parent-style-name="Absatz-Standardschriftart" style:family="text">
      <style:text-properties fo:color="#000000" fo:background-color="#FFFFFF"/>
    </style:style>
    <style:style style:name="T72" style:parent-style-name="Absatz-Standardschriftart" style:family="text">
      <style:text-properties fo:color="#000000" fo:background-color="#FFFFFF"/>
    </style:style>
    <style:style style:name="T73" style:parent-style-name="Absatz-Standardschriftart" style:family="text">
      <style:text-properties fo:color="#000000" fo:background-color="#FFFFFF"/>
    </style:style>
    <style:style style:name="T74" style:parent-style-name="Absatz-Standardschriftart" style:family="text">
      <style:text-properties fo:color="#000000" fo:background-color="#FFFFFF"/>
    </style:style>
    <style:style style:name="T75" style:parent-style-name="Absatz-Standardschriftart" style:family="text">
      <style:text-properties fo:color="#000000" fo:background-color="#FFFFFF"/>
    </style:style>
    <style:style style:name="T76" style:parent-style-name="Absatz-Standardschriftart" style:family="text">
      <style:text-properties fo:color="#000000" fo:background-color="#FFFFFF"/>
    </style:style>
    <style:style style:name="T77" style:parent-style-name="Absatz-Standardschriftart" style:family="text">
      <style:text-properties fo:color="#000000" fo:background-color="#FFFFFF"/>
    </style:style>
    <style:style style:name="T78" style:parent-style-name="Absatz-Standardschriftart" style:family="text">
      <style:text-properties fo:color="#000000" fo:background-color="#FFFFFF"/>
    </style:style>
    <style:style style:name="T79" style:parent-style-name="Absatz-Standardschriftart" style:family="text">
      <style:text-properties fo:color="#000000" fo:background-color="#FFFFFF"/>
    </style:style>
    <style:style style:name="T80" style:parent-style-name="Absatz-Standardschriftart" style:family="text">
      <style:text-properties fo:color="#000000" fo:background-color="#FFFFFF"/>
    </style:style>
    <style:style style:name="T81" style:parent-style-name="Absatz-Standardschriftart" style:family="text">
      <style:text-properties fo:color="#000000" fo:background-color="#FFFFFF"/>
    </style:style>
    <style:style style:name="T82" style:parent-style-name="Absatz-Standardschriftart" style:family="text">
      <style:text-properties fo:color="#000000" fo:background-color="#FFFFFF"/>
    </style:style>
    <style:style style:name="T83" style:parent-style-name="Absatz-Standardschriftart" style:family="text">
      <style:text-properties fo:color="#000000" fo:background-color="#FFFFFF"/>
    </style:style>
    <style:style style:name="T84" style:parent-style-name="Absatz-Standardschriftart" style:family="text">
      <style:text-properties fo:color="#000000" fo:background-color="#FFFFFF"/>
    </style:style>
    <style:style style:name="T85" style:parent-style-name="Absatz-Standardschriftart" style:family="text">
      <style:text-properties fo:color="#000000" fo:background-color="#FFFFFF"/>
    </style:style>
    <style:style style:name="T86" style:parent-style-name="Absatz-Standardschriftart" style:family="text">
      <style:text-properties fo:color="#000000" fo:background-color="#FFFFFF"/>
    </style:style>
    <style:style style:name="T87" style:parent-style-name="Absatz-Standardschriftart" style:family="text">
      <style:text-properties fo:color="#000000" fo:background-color="#FFFFFF"/>
    </style:style>
    <style:style style:name="T88" style:parent-style-name="Absatz-Standardschriftart" style:family="text">
      <style:text-properties fo:color="#000000" fo:background-color="#FFFFFF"/>
    </style:style>
    <style:style style:name="T89" style:parent-style-name="Absatz-Standardschriftart" style:family="text">
      <style:text-properties fo:color="#000000" fo:background-color="#FFFFFF"/>
    </style:style>
    <style:style style:name="T90" style:parent-style-name="Absatz-Standardschriftart" style:family="text">
      <style:text-properties fo:color="#000000" fo:background-color="#FFFFFF"/>
    </style:style>
    <style:style style:name="T91" style:parent-style-name="Absatz-Standardschriftart" style:family="text">
      <style:text-properties fo:color="#000000" fo:background-color="#FFFFFF"/>
    </style:style>
    <style:style style:name="T92" style:parent-style-name="Absatz-Standardschriftart" style:family="text">
      <style:text-properties fo:color="#000000" fo:background-color="#FFFFFF"/>
    </style:style>
    <style:style style:name="T93" style:parent-style-name="Absatz-Standardschriftart" style:family="text">
      <style:text-properties fo:color="#000000" fo:background-color="#FFFFFF"/>
    </style:style>
    <style:style style:name="T94" style:parent-style-name="Absatz-Standardschriftart" style:family="text">
      <style:text-properties fo:color="#000000" fo:background-color="#FFFFFF"/>
    </style:style>
    <style:style style:name="T95" style:parent-style-name="Absatz-Standardschriftart" style:family="text">
      <style:text-properties fo:color="#000000" fo:background-color="#FFFFFF"/>
    </style:style>
    <style:style style:name="T96" style:parent-style-name="Absatz-Standardschriftart" style:family="text">
      <style:text-properties fo:color="#000000" fo:background-color="#FFFFFF"/>
    </style:style>
    <style:style style:name="T97" style:parent-style-name="Absatz-Standardschriftart" style:family="text">
      <style:text-properties fo:color="#000000" fo:background-color="#FFFFFF"/>
    </style:style>
    <style:style style:name="T98" style:parent-style-name="Absatz-Standardschriftart" style:family="text">
      <style:text-properties fo:color="#000000" fo:background-color="#FFFFFF"/>
    </style:style>
    <style:style style:name="T99" style:parent-style-name="Absatz-Standardschriftart" style:family="text">
      <style:text-properties fo:color="#000000" fo:background-color="#FFFFFF"/>
    </style:style>
    <style:style style:name="T100" style:parent-style-name="Absatz-Standardschriftart" style:family="text">
      <style:text-properties fo:color="#000000" fo:background-color="#FFFFFF"/>
    </style:style>
    <style:style style:name="T101" style:parent-style-name="Absatz-Standardschriftart" style:family="text">
      <style:text-properties fo:color="#000000" fo:background-color="#FFFFFF"/>
    </style:style>
    <style:style style:name="T102" style:parent-style-name="Absatz-Standardschriftart" style:family="text">
      <style:text-properties fo:color="#000000" fo:background-color="#FFFFFF"/>
    </style:style>
    <style:style style:name="P103" style:parent-style-name="Standarduser" style:family="paragraph">
      <style:paragraph-properties fo:background-color="#FFFFFF"/>
      <style:text-properties fo:language="en" fo:country="US"/>
    </style:style>
    <style:style style:name="P104" style:parent-style-name="Standarduser" style:family="paragraph">
      <style:paragraph-properties fo:background-color="#FFFFFF"/>
    </style:style>
    <style:style style:name="T105" style:parent-style-name="Absatz-Standardschriftart" style:family="text">
      <style:text-properties fo:color="#000000" fo:background-color="#FFFFFF" fo:language="en" fo:country="US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Projekt-Kurzbeschreibung</text:p>
      <text:p text:style-name="P9"/>
      <text:p text:style-name="P10"><text:span text:style-name="T11">Teamname</text:span></text:p>
      <text:p text:style-name="P12"><text:span text:style-name="T13">Zwiebelritter</text:span></text:p>
      <text:p text:style-name="P14"/>
      <text:p text:style-name="P15"><text:span text:style-name="T16">Teammitglieder</text:span><text:span text:style-name="T17"><text:line-break/>Domminik Hummel</text:span></text:p>
      <text:p text:style-name="P18"><text:span text:style-name="T19">Tobias Lotz</text:span></text:p>
      <text:p text:style-name="P20"><text:span text:style-name="T21">Christoph Scherr</text:span></text:p>
      <text:p text:style-name="P22"/>
      <text:p text:style-name="P23"><text:span text:style-name="T24">Datum</text:span></text:p>
      <text:p text:style-name="P25"><text:span text:style-name="T26">2023-04-26</text:span></text:p>
      <text:soft-page-break/>
      <text:p text:style-name="P27"><text:span text:style-name="T28">Projektbeschreibung:</text:span></text:p>
      <text:p text:style-name="Standarduser"/>
      <text:p text:style-name="Standarduser"><text:span text:style-name="T29">1. Kurzbeschreibung:</text:span></text:p>
      <text:p text:style-name="Standarduser">Eine Seite Für Kochrezepte von verschiedenen Ländern all around the globe.</text:p>
      <text:p text:style-name="Standarduser"/>
      <text:p text:style-name="Standarduser"><text:span text:style-name="T30">2. Zielgruppe Nutzer und Beeinflusser:</text:span></text:p>
      <text:p text:style-name="Standarduser">Unsere Zielgruppe sind alle Personen,<text:s/>die Kochen wollen. Nutzer könnten alle Personen sein,<text:s/>die ein bestimmtes<text:s/>Rezept suchen oder einfach Rezepte<text:s/>entdecken<text:s/>wollen.<text:s/></text:p>
      <text:p text:style-name="Standarduser">Beeinflusser könnten<text:s/>Firmen sein,<text:s/>die unseren<text:s/>Content<text:s/>für ihre Zwecke nutzen wollen.<text:s/>Z.B.<text:s/>Influencer,<text:s/>die Rezepte probieren oder Firmen die Produkte durch Rezepte vermarkten wollen.</text:p>
      <text:p text:style-name="Standarduser"/>
      <text:p text:style-name="Standarduser"><text:span text:style-name="T31">3. Funktionalitäten:</text:span></text:p>
      <text:p text:style-name="Standarduser">- Rezepte Filtern</text:p>
      <text:p text:style-name="Standarduser">- Rezepte suchen</text:p>
      <text:p text:style-name="Standarduser">- Anmeldung/Registrierung</text:p>
      <text:p text:style-name="Standarduser">- Rezept erstellen</text:p>
      <text:p text:style-name="Standarduser">- Rezept bewerten</text:p>
      <text:p text:style-name="Standarduser">- Rezept unter Favoriten speichern</text:p>
      <text:p text:style-name="Standarduser"><text:span text:style-name="T32">-<text:s/></text:span>Rezepte<text:span text:style-name="T33"><text:s/></text:span><text:span text:style-name="T34">e</text:span><text:span text:style-name="T35">ndecken</text:span></text:p>
      <text:p text:style-name="P36"/>
      <text:p text:style-name="P37"><text:span text:style-name="T38">4.<text:s/></text:span><text:span text:style-name="T39">Technology</text:span><text:span text:style-name="T40"><text:s/>Stack</text:span></text:p>
      <text:p text:style-name="P41"><text:span text:style-name="T42">- PHP for Server Backend (requirement)</text:span></text:p>
      <text:p text:style-name="P43"><text:span text:style-name="T44">- Bootstrap for CSS Framework (requirement)</text:span></text:p>
      <text:p text:style-name="P45"><text:span text:style-name="T46">- Nginx as Webserver</text:span></text:p>
      <text:p text:style-name="P47"><text:span text:style-name="T48">-<text:s/></text:span><text:span text:style-name="T49">D</text:span><text:span text:style-name="T50">ocker/</text:span><text:span text:style-name="T51">P</text:span><text:span text:style-name="T52">odman for deployment</text:span></text:p>
      <text:p text:style-name="P53"><text:span text:style-name="T54">- MariaDB (requirement)</text:span></text:p>
      <text:p text:style-name="P55"><text:span text:style-name="T56">- JQuery (requirement)</text:span></text:p>
      <text:p text:style-name="P57"><text:span text:style-name="T58">- JQueryUI (requirement)</text:span></text:p>
      <text:p text:style-name="P59"><text:span text:style-name="T60">- HTML5 (requirement)</text:span></text:p>
      <text:p text:style-name="P61"><text:span text:style-name="T62">- CSS (requirement)</text:span></text:p>
      <text:p text:style-name="P63"><text:span text:style-name="T64">- JS (requirement)</text:span></text:p>
      <text:p text:style-name="P65"/>
      <text:p text:style-name="P66"><text:span text:style-name="T67">5. Product Backlog:</text:span></text:p>
      <text:p text:style-name="P68"><text:span text:style-name="T69">-</text:span><text:span text:style-name="T70"><text:s/>D</text:span><text:span text:style-name="T71">etail<text:s/></text:span><text:span text:style-name="T72">V</text:span><text:span text:style-name="T73">iew</text:span><text:span text:style-name="T74"><text:line-break/>- Rezept suche</text:span><text:span text:style-name="T75"><text:line-break/>- Startseite</text:span><text:span text:style-name="T76"><text:line-break/>- Rezepte aus DB laden</text:span><text:span text:style-name="T77"><text:line-break/>- Rating System</text:span><text:span text:style-name="T78"><text:line-break/>-<text:s/></text:span><text:span text:style-name="T79">A</text:span><text:span text:style-name="T80">ccount<text:s/></text:span><text:span text:style-name="T81">S</text:span><text:span text:style-name="T82">eite</text:span><text:span text:style-name="T83"><text:line-break/>-<text:s/></text:span><text:span text:style-name="T84">B</text:span><text:span text:style-name="T85">ilder hochladen</text:span><text:span text:style-name="T86"><text:line-break/>-<text:s/></text:span><text:span text:style-name="T87">R</text:span><text:span text:style-name="T88">ezepte erstellen</text:span><text:span text:style-name="T89"><text:line-break/>-<text:s/></text:span><text:span text:style-name="T90">A</text:span><text:span text:style-name="T91">dmin<text:s/></text:span><text:span text:style-name="T92">S</text:span><text:span text:style-name="T93">ection</text:span><text:span text:style-name="T94"><text:line-break/>-<text:s/></text:span><text:span text:style-name="T95">S</text:span><text:span text:style-name="T96">ession<text:s/></text:span><text:span text:style-name="T97">M</text:span><text:span text:style-name="T98">anagement</text:span><text:span text:style-name="T99"><text:line-break/>- "similar" recipies section - injection resistance</text:span><text:span text:style-name="T100"><text:line-break/>- user profile page</text:span><text:span text:style-name="T101"><text:line-break/>- Filter funktion</text:span><text:span text:style-name="T102"><text:line-break/>- Zutaten kaufen</text:span></text:p>
      <text:p text:style-name="P103"/>
      <text:p text:style-name="P104"><text:span text:style-name="T105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körper">
      <style:text-properties fo:hyphenate="false"/>
    </style:style>
    <style:style style:name="Beschriftung" style:display-name="Beschriftung" style:family="paragraph" style:parent-style-name="Standarduser">
      <style:paragraph-properties fo:margin-top="0.0833in" fo:margin-bottom="0.0833in"/>
      <style:text-properties fo:font-style="italic" style:font-style-asian="italic" style:language-asian="zh" style:country-asian="CN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text-properties style:font-name="Times New Roman" style:font-name-asian="Arial" style:font-name-complex="OpenSymbol" style:language-asian="hi" style:country-asian="IN" fo:hyphenate="false"/>
    </style:style>
    <style:style style:name="Überschrift" style:display-name="Überschrift" style:family="paragraph" style:parent-style-name="Standarduser">
      <style:paragraph-properties fo:keep-with-next="always" fo:margin-top="0.1666in" fo:margin-bottom="0.0833in"/>
      <style:text-properties style:font-name="Arial" style:font-name-complex="Arial" fo:font-size="14pt" style:font-size-asian="14pt" style:language-asian="zh" style:country-asian="CN" fo:hyphenate="false"/>
    </style:style>
    <style:style style:name="Textkörper" style:display-name="Textkörper" style:family="paragraph" style:parent-style-name="Standarduser">
      <style:paragraph-properties fo:margin-bottom="0.0833in"/>
      <style:text-properties style:font-name-asian="Times New Roman" style:language-asian="zh" style:country-asian="CN" fo:hyphenate="false"/>
    </style:style>
    <style:style style:name="Verzeichnis" style:display-name="Verzeichnis" style:family="paragraph" style:parent-style-name="Standarduser">
      <style:text-properties style:language-asian="zh" style:country-asian="CN" fo:hyphenate="false"/>
    </style:style>
    <style:style style:name="RTF_Num21" style:display-name="RTF_Num 2 1" style:family="text">
      <style:text-properties style:font-name="OpenSymbol" style:font-name-asian="OpenSymbol" style:font-name-complex="OpenSymbol"/>
    </style:style>
    <style:style style:name="RTF_Num22" style:display-name="RTF_Num 2 2" style:family="text">
      <style:text-properties style:font-name="OpenSymbol" style:font-name-asian="OpenSymbol" style:font-name-complex="OpenSymbol"/>
    </style:style>
    <style:style style:name="RTF_Num23" style:display-name="RTF_Num 2 3" style:family="text">
      <style:text-properties style:font-name="OpenSymbol" style:font-name-asian="OpenSymbol" style:font-name-complex="OpenSymbol"/>
    </style:style>
    <style:style style:name="RTF_Num24" style:display-name="RTF_Num 2 4" style:family="text">
      <style:text-properties style:font-name="OpenSymbol" style:font-name-asian="OpenSymbol" style:font-name-complex="OpenSymbol"/>
    </style:style>
    <style:style style:name="RTF_Num25" style:display-name="RTF_Num 2 5" style:family="text">
      <style:text-properties style:font-name="OpenSymbol" style:font-name-asian="OpenSymbol" style:font-name-complex="OpenSymbol"/>
    </style:style>
    <style:style style:name="RTF_Num26" style:display-name="RTF_Num 2 6" style:family="text">
      <style:text-properties style:font-name="OpenSymbol" style:font-name-asian="OpenSymbol" style:font-name-complex="OpenSymbol"/>
    </style:style>
    <style:style style:name="RTF_Num27" style:display-name="RTF_Num 2 7" style:family="text">
      <style:text-properties style:font-name="OpenSymbol" style:font-name-asian="OpenSymbol" style:font-name-complex="OpenSymbol"/>
    </style:style>
    <style:style style:name="RTF_Num28" style:display-name="RTF_Num 2 8" style:family="text">
      <style:text-properties style:font-name="OpenSymbol" style:font-name-asian="OpenSymbol" style:font-name-complex="OpenSymbol"/>
    </style:style>
    <style:style style:name="RTF_Num29" style:display-name="RTF_Num 2 9" style:family="text">
      <style:text-properties style:font-name="OpenSymbol" style:font-name-asian="OpenSymbol" style:font-name-complex="OpenSymbol"/>
    </style:style>
    <style:style style:name="RTF_Num31" style:display-name="RTF_Num 3 1" style:family="text"/>
    <style:style style:name="RTF_Num32" style:display-name="RTF_Num 3 2" style:family="text"/>
    <style:style style:name="RTF_Num33" style:display-name="RTF_Num 3 3" style:family="text"/>
    <style:style style:name="RTF_Num34" style:display-name="RTF_Num 3 4" style:family="text"/>
    <style:style style:name="RTF_Num35" style:display-name="RTF_Num 3 5" style:family="text"/>
    <style:style style:name="RTF_Num36" style:display-name="RTF_Num 3 6" style:family="text"/>
    <style:style style:name="RTF_Num37" style:display-name="RTF_Num 3 7" style:family="text"/>
    <style:style style:name="RTF_Num38" style:display-name="RTF_Num 3 8" style:family="text"/>
    <style:style style:name="RTF_Num39" style:display-name="RTF_Num 3 9" style:family="text"/>
    <style:style style:name="Aufzhlungszeichen" style:display-name="Aufz?hlungszeichen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cherr Christoph</dc:creator>
    <meta:creation-date>2023-06-29T10:14:00Z</meta:creation-date>
    <dc:date>2023-06-29T10:22:00Z</dc:date>
    <meta:template xlink:href="Normal.dotm" xlink:type="simple"/>
    <meta:editing-cycles>2</meta:editing-cycles>
    <meta:editing-duration>PT0S</meta:editing-duration>
    <meta:document-statistic meta:page-count="2" meta:paragraph-count="40" meta:word-count="199" meta:character-count="1367" meta:row-count="71" meta:non-whitespace-character-count="1208"/>
  </office:meta>
</office:document-meta>
</file>